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2" table:number-columns-repeated="3" table:default-cell-style-name="Default"/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EvqrShif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_large_1</text:p>
          </table:table-cell>
          <table:table-cell office:value-type="string" calcext:value-type="string">
            <text:p>E_large_2</text:p>
          </table:table-cell>
          <table:table-cell office:value-type="string" calcext:value-type="string">
            <text:p>E_large_3</text:p>
          </table:table-cell>
          <table:table-cell table:style-name="ce1" office:value-type="string" calcext:value-type="string">
            <text:p>E_small_1</text:p>
          </table:table-cell>
          <table:table-cell table:style-name="ce1" office:value-type="string" calcext:value-type="string">
            <text:p>E_small_2</text:p>
          </table:table-cell>
          <table:table-cell table:style-name="ce1" office:value-type="string" calcext:value-type="string">
            <text:p>E_small_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0.627719" calcext:value-type="float">
            <text:p>0.627719</text:p>
          </table:table-cell>
          <table:table-cell office:value-type="float" office:value="2" calcext:value-type="float">
            <text:p>2</text:p>
          </table:table-cell>
          <table:table-cell office:value-type="float" office:value="6.372281" calcext:value-type="float">
            <text:p>6.372281</text:p>
          </table:table-cell>
          <table:table-cell table:style-name="ce1" office:value-type="float" office:value="0.627719" calcext:value-type="float">
            <text:p>0.6277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.372281" calcext:value-type="float">
            <text:p>6.372281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4.455992" calcext:value-type="float">
            <text:p>4.455992</text:p>
          </table:table-cell>
          <table:table-cell office:value-type="float" office:value="20.431729" calcext:value-type="float">
            <text:p>20.431729</text:p>
          </table:table-cell>
          <table:table-cell office:value-type="float" office:value="67.840399" calcext:value-type="float">
            <text:p>67.840399</text:p>
          </table:table-cell>
          <table:table-cell table:style-name="ce1" office:value-type="float" office:value="0.512543" calcext:value-type="float">
            <text:p>0.512543</text:p>
          </table:table-cell>
          <table:table-cell table:style-name="ce1" office:value-type="float" office:value="0.55164" calcext:value-type="float">
            <text:p>0.55164</text:p>
          </table:table-cell>
          <table:table-cell table:style-name="ce1" office:value-type="float" office:value="0.629808" calcext:value-type="float">
            <text:p>0.629808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17.235222" calcext:value-type="float">
            <text:p>17.235222</text:p>
          </table:table-cell>
          <table:table-cell office:value-type="float" office:value="81.223819" calcext:value-type="float">
            <text:p>81.223819</text:p>
          </table:table-cell>
          <table:table-cell office:value-type="float" office:value="270.495189" calcext:value-type="float">
            <text:p>270.495189</text:p>
          </table:table-cell>
          <table:table-cell table:style-name="ce1" office:value-type="float" office:value="0.503097" calcext:value-type="float">
            <text:p>0.503097</text:p>
          </table:table-cell>
          <table:table-cell table:style-name="ce1" office:value-type="float" office:value="0.512479" calcext:value-type="float">
            <text:p>0.512479</text:p>
          </table:table-cell>
          <table:table-cell table:style-name="ce1" office:value-type="float" office:value="0.528819" calcext:value-type="float">
            <text:p>0.528819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float" office:value="38.53868" calcext:value-type="float">
            <text:p>38.53868</text:p>
          </table:table-cell>
          <table:table-cell office:value-type="float" office:value="182.544889" calcext:value-type="float">
            <text:p>182.544889</text:p>
          </table:table-cell>
          <table:table-cell office:value-type="float" office:value="608.253606" calcext:value-type="float">
            <text:p>608.253606</text:p>
          </table:table-cell>
          <table:table-cell table:style-name="ce1" office:value-type="float" office:value="0.501373" calcext:value-type="float">
            <text:p>0.501373</text:p>
          </table:table-cell>
          <table:table-cell table:style-name="ce1" office:value-type="float" office:value="0.505511" calcext:value-type="float">
            <text:p>0.505511</text:p>
          </table:table-cell>
          <table:table-cell table:style-name="ce1" office:value-type="float" office:value="0.512543" calcext:value-type="float">
            <text:p>0.512543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float" office:value="68.364136" calcext:value-type="float">
            <text:p>68.364136</text:p>
          </table:table-cell>
          <table:table-cell office:value-type="float" office:value="324.394506" calcext:value-type="float">
            <text:p>324.394506</text:p>
          </table:table-cell>
          <table:table-cell office:value-type="float" office:value="1081.115447" calcext:value-type="float">
            <text:p>1081.115447</text:p>
          </table:table-cell>
          <table:table-cell table:style-name="ce1" office:value-type="float" office:value="0.500772" calcext:value-type="float">
            <text:p>0.500772</text:p>
          </table:table-cell>
          <table:table-cell table:style-name="ce1" office:value-type="float" office:value="0.503093" calcext:value-type="float">
            <text:p>0.503093</text:p>
          </table:table-cell>
          <table:table-cell table:style-name="ce1" office:value-type="float" office:value="0.507004" calcext:value-type="float">
            <text:p>0.507004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float" office:value="106.711318" calcext:value-type="float">
            <text:p>106.711318</text:p>
          </table:table-cell>
          <table:table-cell office:value-type="float" office:value="506.772618" calcext:value-type="float">
            <text:p>506.772618</text:p>
          </table:table-cell>
          <table:table-cell office:value-type="float" office:value="1689.080688" calcext:value-type="float">
            <text:p>1689.080688</text:p>
          </table:table-cell>
          <table:table-cell table:style-name="ce1" office:value-type="float" office:value="0.500494" calcext:value-type="float">
            <text:p>0.500494</text:p>
          </table:table-cell>
          <table:table-cell table:style-name="ce1" office:value-type="float" office:value="0.501978" calcext:value-type="float">
            <text:p>0.501978</text:p>
          </table:table-cell>
          <table:table-cell table:style-name="ce1" office:value-type="float" office:value="0.504468" calcext:value-type="float">
            <text:p>0.504468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float" office:value="153.580161" calcext:value-type="float">
            <text:p>153.580161</text:p>
          </table:table-cell>
          <table:table-cell office:value-type="float" office:value="729.679212" calcext:value-type="float">
            <text:p>729.679212</text:p>
          </table:table-cell>
          <table:table-cell office:value-type="float" office:value="2432.149321" calcext:value-type="float">
            <text:p>2432.149321</text:p>
          </table:table-cell>
          <table:table-cell table:style-name="ce1" office:value-type="float" office:value="0.500343" calcext:value-type="float">
            <text:p>0.500343</text:p>
          </table:table-cell>
          <table:table-cell table:style-name="ce1" office:value-type="float" office:value="0.501373" calcext:value-type="float">
            <text:p>0.501373</text:p>
          </table:table-cell>
          <table:table-cell table:style-name="ce1" office:value-type="float" office:value="0.503097" calcext:value-type="float">
            <text:p>0.503097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float" office:value="70" calcext:value-type="float">
            <text:p>70</text:p>
          </table:table-cell>
          <table:table-cell office:value-type="float" office:value="208.970642" calcext:value-type="float">
            <text:p>208.970642</text:p>
          </table:table-cell>
          <table:table-cell office:value-type="float" office:value="993.114283" calcext:value-type="float">
            <text:p>993.114283</text:p>
          </table:table-cell>
          <table:table-cell office:value-type="float" office:value="3310.321344" calcext:value-type="float">
            <text:p>3310.321344</text:p>
          </table:table-cell>
          <table:table-cell table:style-name="ce1" office:value-type="float" office:value="0.500252" calcext:value-type="float">
            <text:p>0.500252</text:p>
          </table:table-cell>
          <table:table-cell table:style-name="ce1" office:value-type="float" office:value="0.501008" calcext:value-type="float">
            <text:p>0.501008</text:p>
          </table:table-cell>
          <table:table-cell table:style-name="ce1" office:value-type="float" office:value="0.502273" calcext:value-type="float">
            <text:p>0.502273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 office:value-type="float" office:value="80" calcext:value-type="float">
            <text:p>80</text:p>
          </table:table-cell>
          <table:table-cell office:value-type="float" office:value="272.882751" calcext:value-type="float">
            <text:p>272.882751</text:p>
          </table:table-cell>
          <table:table-cell office:value-type="float" office:value="1297.07783" calcext:value-type="float">
            <text:p>1297.07783</text:p>
          </table:table-cell>
          <table:table-cell office:value-type="float" office:value="4323.596758" calcext:value-type="float">
            <text:p>4323.596758</text:p>
          </table:table-cell>
          <table:table-cell table:style-name="ce1" office:value-type="float" office:value="0.500193" calcext:value-type="float">
            <text:p>0.500193</text:p>
          </table:table-cell>
          <table:table-cell table:style-name="ce1" office:value-type="float" office:value="0.500772" calcext:value-type="float">
            <text:p>0.500772</text:p>
          </table:table-cell>
          <table:table-cell table:style-name="ce1" office:value-type="float" office:value="0.501739" calcext:value-type="float">
            <text:p>0.501739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office:value-type="float" office:value="90" calcext:value-type="float">
            <text:p>90</text:p>
          </table:table-cell>
          <table:table-cell office:value-type="float" office:value="345.316483" calcext:value-type="float">
            <text:p>345.316483</text:p>
          </table:table-cell>
          <table:table-cell office:value-type="float" office:value="1641.569852" calcext:value-type="float">
            <text:p>1641.569852</text:p>
          </table:table-cell>
          <table:table-cell office:value-type="float" office:value="5471.97556" calcext:value-type="float">
            <text:p>5471.97556</text:p>
          </table:table-cell>
          <table:table-cell table:style-name="ce1" office:value-type="float" office:value="0.500152" calcext:value-type="float">
            <text:p>0.500152</text:p>
          </table:table-cell>
          <table:table-cell table:style-name="ce1" office:value-type="float" office:value="0.50061" calcext:value-type="float">
            <text:p>0.50061</text:p>
          </table:table-cell>
          <table:table-cell table:style-name="ce1" office:value-type="float" office:value="0.501373" calcext:value-type="float">
            <text:p>0.501373</text:p>
          </table:table-cell>
        </table:table-row>
        <table:table-row table:style-name="ro1">
          <table:table-cell office:value-type="string" calcext:value-type="string">
            <text:p>m13</text:p>
          </table:table-cell>
          <table:table-cell office:value-type="float" office:value="100" calcext:value-type="float">
            <text:p>100</text:p>
          </table:table-cell>
          <table:table-cell office:value-type="float" office:value="426.271836" calcext:value-type="float">
            <text:p>426.271836</text:p>
          </table:table-cell>
          <table:table-cell office:value-type="float" office:value="2026.590348" calcext:value-type="float">
            <text:p>2026.590348</text:p>
          </table:table-cell>
          <table:table-cell office:value-type="float" office:value="6755.457752" calcext:value-type="float">
            <text:p>6755.457752</text:p>
          </table:table-cell>
          <table:table-cell table:style-name="ce1" office:value-type="float" office:value="0.500123" calcext:value-type="float">
            <text:p>0.500123</text:p>
          </table:table-cell>
          <table:table-cell table:style-name="ce1" office:value-type="float" office:value="0.500494" calcext:value-type="float">
            <text:p>0.500494</text:p>
          </table:table-cell>
          <table:table-cell table:style-name="ce1" office:value-type="float" office:value="0.501112" calcext:value-type="float">
            <text:p>0.501112</text:p>
          </table:table-cell>
        </table:table-row>
        <table:table-row table:style-name="ro1">
          <table:table-cell office:value-type="string" calcext:value-type="string">
            <text:p>m14</text:p>
          </table:table-cell>
          <table:table-cell office:value-type="float" office:value="120" calcext:value-type="float">
            <text:p>120</text:p>
          </table:table-cell>
          <table:table-cell office:value-type="float" office:value="613.747401" calcext:value-type="float">
            <text:p>613.747401</text:p>
          </table:table-cell>
          <table:table-cell office:value-type="float" office:value="2918.216761" calcext:value-type="float">
            <text:p>2918.216761</text:p>
          </table:table-cell>
          <table:table-cell office:value-type="float" office:value="9727.732302" calcext:value-type="float">
            <text:p>9727.732302</text:p>
          </table:table-cell>
          <table:table-cell table:style-name="ce1" office:value-type="float" office:value="0.500086" calcext:value-type="float">
            <text:p>0.500086</text:p>
          </table:table-cell>
          <table:table-cell table:style-name="ce1" office:value-type="float" office:value="0.500343" calcext:value-type="float">
            <text:p>0.500343</text:p>
          </table:table-cell>
          <table:table-cell table:style-name="ce1" office:value-type="float" office:value="0.500772" calcext:value-type="float">
            <text:p>0.500772</text:p>
          </table:table-cell>
        </table:table-row>
        <table:table-row table:style-name="ro1">
          <table:table-cell office:value-type="string" calcext:value-type="string">
            <text:p>m15</text:p>
          </table:table-cell>
          <table:table-cell office:value-type="float" office:value="150" calcext:value-type="float">
            <text:p>150</text:p>
          </table:table-cell>
          <table:table-cell office:value-type="float" office:value="958.872886" calcext:value-type="float">
            <text:p>958.872886</text:p>
          </table:table-cell>
          <table:table-cell office:value-type="float" office:value="4559.619934" calcext:value-type="float">
            <text:p>4559.619934</text:p>
          </table:table-cell>
          <table:table-cell office:value-type="float" office:value="15199.419543" calcext:value-type="float">
            <text:p>15199.419543</text:p>
          </table:table-cell>
          <table:table-cell table:style-name="ce1" office:value-type="float" office:value="0.500055" calcext:value-type="float">
            <text:p>0.500055</text:p>
          </table:table-cell>
          <table:table-cell table:style-name="ce1" office:value-type="float" office:value="0.500219" calcext:value-type="float">
            <text:p>0.500219</text:p>
          </table:table-cell>
          <table:table-cell table:style-name="ce1" office:value-type="float" office:value="0.500494" calcext:value-type="float">
            <text:p>0.500494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EvqrShif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runtime(s)</text:p>
          </table:table-cell>
          <table:table-cell office:value-type="string" calcext:value-type="string">
            <text:p>iter_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0.000076" calcext:value-type="float">
            <text:p>7.60E-05</text:p>
          </table:table-cell>
          <table:table-cell table:style-name="ce3" table:formula="of:=[.D19]/[.C19]" office:value-type="float" office:value="0.00000447058823529412" calcext:value-type="float">
            <text:p>4.4706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.000616" calcext:value-type="float">
            <text:p>0.000616</text:p>
          </table:table-cell>
          <table:table-cell table:style-name="ce3" table:formula="of:=[.D20]/[.C20]" office:value-type="float" office:value="0.0000176" calcext:value-type="float">
            <text:p>1.7600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0.01132" calcext:value-type="float">
            <text:p>0.01132</text:p>
          </table:table-cell>
          <table:table-cell table:style-name="ce3" table:formula="of:=[.D21]/[.C21]" office:value-type="float" office:value="0.000168955223880597" calcext:value-type="float">
            <text:p>1.6896E-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office:value-type="float" office:value="0.039096" calcext:value-type="float">
            <text:p>0.039096</text:p>
          </table:table-cell>
          <table:table-cell table:style-name="ce3" table:formula="of:=[.D22]/[.C22]" office:value-type="float" office:value="0.000375923076923077" calcext:value-type="float">
            <text:p>3.7592E-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float" office:value="133" calcext:value-type="float">
            <text:p>133</text:p>
          </table:table-cell>
          <table:table-cell office:value-type="float" office:value="0.079233" calcext:value-type="float">
            <text:p>0.079233</text:p>
          </table:table-cell>
          <table:table-cell table:style-name="ce3" table:formula="of:=[.D23]/[.C23]" office:value-type="float" office:value="0.000595736842105263" calcext:value-type="float">
            <text:p>5.9574E-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float" office:value="167" calcext:value-type="float">
            <text:p>167</text:p>
          </table:table-cell>
          <table:table-cell office:value-type="float" office:value="0.17786" calcext:value-type="float">
            <text:p>0.17786</text:p>
          </table:table-cell>
          <table:table-cell table:style-name="ce3" table:formula="of:=[.D24]/[.C24]" office:value-type="float" office:value="0.00106502994011976" calcext:value-type="float">
            <text:p>1.0650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float" office:value="209" calcext:value-type="float">
            <text:p>209</text:p>
          </table:table-cell>
          <table:table-cell office:value-type="float" office:value="0.386447" calcext:value-type="float">
            <text:p>0.386447</text:p>
          </table:table-cell>
          <table:table-cell table:style-name="ce3" table:formula="of:=[.D25]/[.C25]" office:value-type="float" office:value="0.00184902870813397" calcext:value-type="float">
            <text:p>1.8490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0</text:p>
          </table:table-cell>
          <table:table-cell office:value-type="float" office:value="70" calcext:value-type="float">
            <text:p>70</text:p>
          </table:table-cell>
          <table:table-cell office:value-type="float" office:value="244" calcext:value-type="float">
            <text:p>244</text:p>
          </table:table-cell>
          <table:table-cell office:value-type="float" office:value="0.724597" calcext:value-type="float">
            <text:p>0.724597</text:p>
          </table:table-cell>
          <table:table-cell table:style-name="ce3" table:formula="of:=[.D26]/[.C26]" office:value-type="float" office:value="0.00296965983606557" calcext:value-type="float">
            <text:p>2.9697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1</text:p>
          </table:table-cell>
          <table:table-cell office:value-type="float" office:value="80" calcext:value-type="float">
            <text:p>80</text:p>
          </table:table-cell>
          <table:table-cell office:value-type="float" office:value="277" calcext:value-type="float">
            <text:p>277</text:p>
          </table:table-cell>
          <table:table-cell office:value-type="float" office:value="1.13667" calcext:value-type="float">
            <text:p>1.13667</text:p>
          </table:table-cell>
          <table:table-cell table:style-name="ce3" table:formula="of:=[.D27]/[.C27]" office:value-type="float" office:value="0.00410350180505415" calcext:value-type="float">
            <text:p>4.1035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2</text:p>
          </table:table-cell>
          <table:table-cell office:value-type="float" office:value="90" calcext:value-type="float">
            <text:p>90</text:p>
          </table:table-cell>
          <table:table-cell office:value-type="float" office:value="310" calcext:value-type="float">
            <text:p>310</text:p>
          </table:table-cell>
          <table:table-cell office:value-type="float" office:value="1.81915" calcext:value-type="float">
            <text:p>1.81915</text:p>
          </table:table-cell>
          <table:table-cell table:style-name="ce3" table:formula="of:=[.D28]/[.C28]" office:value-type="float" office:value="0.00586822580645161" calcext:value-type="float">
            <text:p>5.8682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3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float" office:value="2.72404" calcext:value-type="float">
            <text:p>2.72404</text:p>
          </table:table-cell>
          <table:table-cell table:style-name="ce3" table:formula="of:=[.D29]/[.C29]" office:value-type="float" office:value="0.00787294797687861" calcext:value-type="float">
            <text:p>7.8729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4</text:p>
          </table:table-cell>
          <table:table-cell office:value-type="float" office:value="120" calcext:value-type="float">
            <text:p>120</text:p>
          </table:table-cell>
          <table:table-cell office:value-type="float" office:value="425" calcext:value-type="float">
            <text:p>425</text:p>
          </table:table-cell>
          <table:table-cell office:value-type="float" office:value="5.60207" calcext:value-type="float">
            <text:p>5.60207</text:p>
          </table:table-cell>
          <table:table-cell table:style-name="ce3" table:formula="of:=[.D30]/[.C30]" office:value-type="float" office:value="0.0131813411764706" calcext:value-type="float">
            <text:p>1.3181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5</text:p>
          </table:table-cell>
          <table:table-cell office:value-type="float" office:value="150" calcext:value-type="float">
            <text:p>150</text:p>
          </table:table-cell>
          <table:table-cell office:value-type="float" office:value="489" calcext:value-type="float">
            <text:p>489</text:p>
          </table:table-cell>
          <table:table-cell office:value-type="float" office:value="12.2082" calcext:value-type="float">
            <text:p>12.2082</text:p>
          </table:table-cell>
          <table:table-cell table:style-name="ce3" table:formula="of:=[.D31]/[.C31]" office:value-type="float" office:value="0.0249656441717791" calcext:value-type="float">
            <text:p>2.4966E-02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Evq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_large_1</text:p>
          </table:table-cell>
          <table:table-cell office:value-type="string" calcext:value-type="string">
            <text:p>E_large_2</text:p>
          </table:table-cell>
          <table:table-cell office:value-type="string" calcext:value-type="string">
            <text:p>E_large_3</text:p>
          </table:table-cell>
          <table:table-cell table:style-name="ce1" office:value-type="string" calcext:value-type="string">
            <text:p>E_small_1</text:p>
          </table:table-cell>
          <table:table-cell table:style-name="ce1" office:value-type="string" calcext:value-type="string">
            <text:p>E_small_2</text:p>
          </table:table-cell>
          <table:table-cell table:style-name="ce1" office:value-type="string" calcext:value-type="string">
            <text:p>E_small_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0.627719" calcext:value-type="float">
            <text:p>0.627719</text:p>
          </table:table-cell>
          <table:table-cell office:value-type="float" office:value="2" calcext:value-type="float">
            <text:p>2</text:p>
          </table:table-cell>
          <table:table-cell office:value-type="float" office:value="6.372281" calcext:value-type="float">
            <text:p>6.372281</text:p>
          </table:table-cell>
          <table:table-cell table:style-name="ce1" office:value-type="float" office:value="0.627719" calcext:value-type="float">
            <text:p>0.6277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.372281" calcext:value-type="float">
            <text:p>6.372281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4.455992" calcext:value-type="float">
            <text:p>4.455992</text:p>
          </table:table-cell>
          <table:table-cell office:value-type="float" office:value="20.431729" calcext:value-type="float">
            <text:p>20.431729</text:p>
          </table:table-cell>
          <table:table-cell office:value-type="float" office:value="67.840399" calcext:value-type="float">
            <text:p>67.840399</text:p>
          </table:table-cell>
          <table:table-cell table:style-name="ce1" office:value-type="float" office:value="0.512543" calcext:value-type="float">
            <text:p>0.512543</text:p>
          </table:table-cell>
          <table:table-cell table:style-name="ce1" office:value-type="float" office:value="0.55164" calcext:value-type="float">
            <text:p>0.55164</text:p>
          </table:table-cell>
          <table:table-cell table:style-name="ce1" office:value-type="float" office:value="0.629808" calcext:value-type="float">
            <text:p>0.629808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17.235222" calcext:value-type="float">
            <text:p>17.235222</text:p>
          </table:table-cell>
          <table:table-cell office:value-type="float" office:value="81.223819" calcext:value-type="float">
            <text:p>81.223819</text:p>
          </table:table-cell>
          <table:table-cell office:value-type="float" office:value="270.495189" calcext:value-type="float">
            <text:p>270.495189</text:p>
          </table:table-cell>
          <table:table-cell table:style-name="ce1" office:value-type="float" office:value="0.503097" calcext:value-type="float">
            <text:p>0.503097</text:p>
          </table:table-cell>
          <table:table-cell table:style-name="ce1" office:value-type="float" office:value="0.512479" calcext:value-type="float">
            <text:p>0.512479</text:p>
          </table:table-cell>
          <table:table-cell table:style-name="ce1" office:value-type="float" office:value="0.528819" calcext:value-type="float">
            <text:p>0.528819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float" office:value="38.53868" calcext:value-type="float">
            <text:p>38.53868</text:p>
          </table:table-cell>
          <table:table-cell office:value-type="float" office:value="182.544889" calcext:value-type="float">
            <text:p>182.544889</text:p>
          </table:table-cell>
          <table:table-cell office:value-type="float" office:value="608.253606" calcext:value-type="float">
            <text:p>608.253606</text:p>
          </table:table-cell>
          <table:table-cell table:style-name="ce1" office:value-type="float" office:value="0.501373" calcext:value-type="float">
            <text:p>0.501373</text:p>
          </table:table-cell>
          <table:table-cell table:style-name="ce1" office:value-type="float" office:value="0.505511" calcext:value-type="float">
            <text:p>0.505511</text:p>
          </table:table-cell>
          <table:table-cell table:style-name="ce1" office:value-type="float" office:value="0.512543" calcext:value-type="float">
            <text:p>0.512543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float" office:value="68.364136" calcext:value-type="float">
            <text:p>68.364136</text:p>
          </table:table-cell>
          <table:table-cell office:value-type="float" office:value="324.394506" calcext:value-type="float">
            <text:p>324.394506</text:p>
          </table:table-cell>
          <table:table-cell office:value-type="float" office:value="1081.115447" calcext:value-type="float">
            <text:p>1081.115447</text:p>
          </table:table-cell>
          <table:table-cell table:style-name="ce1" office:value-type="float" office:value="0.500772" calcext:value-type="float">
            <text:p>0.500772</text:p>
          </table:table-cell>
          <table:table-cell table:style-name="ce1" office:value-type="float" office:value="0.503093" calcext:value-type="float">
            <text:p>0.503093</text:p>
          </table:table-cell>
          <table:table-cell table:style-name="ce1" office:value-type="float" office:value="0.507004" calcext:value-type="float">
            <text:p>0.507004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float" office:value="106.711318" calcext:value-type="float">
            <text:p>106.711318</text:p>
          </table:table-cell>
          <table:table-cell office:value-type="float" office:value="506.772618" calcext:value-type="float">
            <text:p>506.772618</text:p>
          </table:table-cell>
          <table:table-cell office:value-type="float" office:value="1689.080688" calcext:value-type="float">
            <text:p>1689.080688</text:p>
          </table:table-cell>
          <table:table-cell table:style-name="ce1" office:value-type="float" office:value="0.500494" calcext:value-type="float">
            <text:p>0.500494</text:p>
          </table:table-cell>
          <table:table-cell table:style-name="ce1" office:value-type="float" office:value="0.501978" calcext:value-type="float">
            <text:p>0.501978</text:p>
          </table:table-cell>
          <table:table-cell table:style-name="ce1" office:value-type="float" office:value="0.504468" calcext:value-type="float">
            <text:p>0.504468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Evq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runtime(s)</text:p>
          </table:table-cell>
          <table:table-cell office:value-type="string" calcext:value-type="string">
            <text:p>iter_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0.000072" calcext:value-type="float">
            <text:p>7.20E-05</text:p>
          </table:table-cell>
          <table:table-cell table:style-name="ce3" table:formula="of:=[.D45]/[.C45]" office:value-type="float" office:value="0.0000036" calcext:value-type="float">
            <text:p>3.6000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249" calcext:value-type="float">
            <text:p>249</text:p>
          </table:table-cell>
          <table:table-cell office:value-type="float" office:value="0.005884" calcext:value-type="float">
            <text:p>0.005884</text:p>
          </table:table-cell>
          <table:table-cell table:style-name="ce3" table:formula="of:=[.D46]/[.C46]" office:value-type="float" office:value="0.0000236305220883534" calcext:value-type="float">
            <text:p>2.3631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909" calcext:value-type="float">
            <text:p>909</text:p>
          </table:table-cell>
          <table:table-cell office:value-type="float" office:value="0.110081" calcext:value-type="float">
            <text:p>0.110081</text:p>
          </table:table-cell>
          <table:table-cell table:style-name="ce3" table:formula="of:=[.D47]/[.C47]" office:value-type="float" office:value="0.000121101210121012" calcext:value-type="float">
            <text:p>1.2110E-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float" office:value="1942" calcext:value-type="float">
            <text:p>1942</text:p>
          </table:table-cell>
          <table:table-cell office:value-type="float" office:value="0.693329" calcext:value-type="float">
            <text:p>0.693329</text:p>
          </table:table-cell>
          <table:table-cell table:style-name="ce3" table:formula="of:=[.D48]/[.C48]" office:value-type="float" office:value="0.000357018022657055" calcext:value-type="float">
            <text:p>3.5702E-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float" office:value="3325" calcext:value-type="float">
            <text:p>3325</text:p>
          </table:table-cell>
          <table:table-cell office:value-type="float" office:value="2.88519" calcext:value-type="float">
            <text:p>2.88519</text:p>
          </table:table-cell>
          <table:table-cell table:style-name="ce3" table:formula="of:=[.D49]/[.C49]" office:value-type="float" office:value="0.000867726315789474" calcext:value-type="float">
            <text:p>8.6773E-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float" office:value="5041" calcext:value-type="float">
            <text:p>5041</text:p>
          </table:table-cell>
          <table:table-cell office:value-type="float" office:value="9.79014" calcext:value-type="float">
            <text:p>9.79014</text:p>
          </table:table-cell>
          <table:table-cell table:style-name="ce3" table:formula="of:=[.D50]/[.C50]" office:value-type="float" office:value="0.00194210275738941" calcext:value-type="float">
            <text:p>1.9421E-03</text:p>
          </table:table-cell>
          <table:table-cell table:number-columns-repeated="3"/>
        </table:table-row>
      </table:table>
      <table:table table:name="iter_shift" table:style-name="ta1">
        <table:table-column table:style-name="co2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89" calcext:value-type="float">
            <text:p>4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04:33:04.402906257</meta:creation-date>
    <dc:date>2017-04-18T05:12:06.342208403</dc:date>
    <meta:editing-duration>PT28M46S</meta:editing-duration>
    <meta:editing-cycles>10</meta:editing-cycles>
    <meta:generator>LibreOffice/5.1.6.2$Linux_X86_64 LibreOffice_project/10m0$Build-2</meta:generator>
    <meta:document-statistic meta:table-count="2" meta:cell-count="299" meta:object-count="0"/>
  </office:meta>
</office:document-meta>
</file>